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2000003014800692CA9F9A825.png" manifest:media-type="image/png"/>
  <manifest:file-entry manifest:full-path="Pictures/10000000000006000000022A1E090245C518A683.png" manifest:media-type="image/png"/>
  <manifest:file-entry manifest:full-path="Pictures/100002010000057B0000050236EF1E5D2A87D34F.png" manifest:media-type="image/png"/>
  <manifest:file-entry manifest:full-path="Pictures/1000020100000AB10000060D8B8B49411187836B.png" manifest:media-type="image/png"/>
  <manifest:file-entry manifest:full-path="Pictures/10000000000006EC0000049D71308BA6F23187E7.jpg" manifest:media-type="image/jpeg"/>
  <manifest:file-entry manifest:full-path="Pictures/10000000000006EC0000049D219407902BF3BB20.jpg" manifest:media-type="image/jpeg"/>
  <manifest:file-entry manifest:full-path="Pictures/100002010000016E0000015FA47F430CBCE253CD.png" manifest:media-type="image/png"/>
  <manifest:file-entry manifest:full-path="Pictures/10000201000013390000060D6975BA1B741F54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hoomano1" svg:font-family="hoomano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hoomano" svg:font-family="hooma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22bceb" draw:opacity="80%" draw:textarea-vertical-align="middle" draw:auto-grow-height="false" draw:fit-to-size="false" fo:min-height="2.686cm" fo:min-width="2.436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ouverture_20_blanche-notes">
      <style:graphic-properties draw:fill-color="#ffffff" fo:min-height="13.364cm"/>
    </style:style>
    <style:style style:name="pr2" style:family="presentation" style:parent-style-name="TEXT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EXTE-outline1">
      <style:graphic-properties draw:stroke="none" svg:stroke-width="0cm" draw:fill="none" draw:textarea-vertical-align="middle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EXTE-notes">
      <style:graphic-properties draw:fill-color="#ffffff" fo:min-height="13.364cm"/>
    </style:style>
    <style:style style:name="pr5" style:family="presentation" style:parent-style-name="Introduction_20_logo-notes">
      <style:graphic-properties draw:fill-color="#ffffff" fo:min-height="13.364cm"/>
    </style:style>
    <style:style style:name="pr6" style:family="presentation" style:parent-style-name="TEXTE-title">
      <style:graphic-properties fo:min-height="1.211cm"/>
    </style:style>
    <style:style style:name="pr7" style:family="presentation" style:parent-style-name="TEXTE-outline1">
      <style:graphic-properties fo:min-height="9.944cm"/>
    </style:style>
    <style:style style:name="pr8" style:family="presentation" style:parent-style-name="TEXTE-title">
      <style:graphic-properties draw:auto-grow-height="true" fo:min-height="1.211cm"/>
    </style:style>
    <style:style style:name="pr9" style:family="presentation" style:parent-style-name="TEXTE-subtitle">
      <style:graphic-properties draw:fill-color="#ffffff" fo:min-height="5.6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22bceb" draw:opacity="80%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6a9e2" style:text-line-through-style="none" style:text-line-through-type="none" style:text-position="0% 100%" style:font-name="hoomano1" fo:font-size="16pt" fo:letter-spacing="normal" fo:font-style="normal" style:text-underline-style="none" fo:font-weight="bold" style:font-name-asian="hoomano1" style:font-size-asian="16pt" style:font-style-asian="normal" style:font-weight-asian="bold" style:font-name-complex="hoomano1" style:font-size-complex="16pt" style:font-style-complex="normal" style:font-weight-complex="bold"/>
    </style:style>
    <style:style style:name="T2" style:family="text">
      <style:text-properties fo:font-variant="normal" fo:text-transform="none" fo:color="#8c8e8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6a9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c8e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_20_blanche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E">
        <draw:frame draw:name="Titre 1" presentation:style-name="pr2" draw:text-style-name="P2" draw:layer="layout" svg:width="29.209cm" svg:height="1.211cm" svg:x="2.346cm" svg:y="0.936cm" presentation:class="title" presentation:user-transformed="true">
          <draw:text-box>
            <text:p/>
          </draw:text-box>
        </draw:frame>
        <draw:frame draw:name="Espace réservé du texte 3" presentation:style-name="pr3" draw:text-style-name="P4" draw:layer="layout" svg:width="29.209cm" svg:height="14.86cm" svg:x="2.346cm" svg:y="2.412cm" presentation:class="outline" presentation:user-transformed="true">
          <draw:text-box>
            <text:list text:style-name="L1">
              <text:list-header>
                <text:p text:style-name="P3">Des robots d’interaction, façon Hoomano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duction_20_logo">
        <draw:custom-shape draw:name="Rectangle 3" draw:style-name="gr2" draw:text-style-name="P6" draw:layer="layout" svg:width="16.932cm" svg:height="1.941cm" svg:x="13.208cm" svg:y="10.251cm">
          <text:p text:style-name="P5"><text:span text:style-name="T1">Rémy Varannes</text:span></text:p>
          <text:p text:style-name="P5"><text:span text:style-name="T2">remy.varannes@hoomano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6" draw:style-name="gr3" draw:text-style-name="P7" draw:layer="layout" svg:width="4.152cm" svg:height="4.152cm" svg:x="8.636cm" svg:y="9.14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" draw:style-name="gr4" draw:text-style-name="P9" draw:layer="layout" svg:width="4.152cm" svg:height="1.435cm" svg:x="8.636cm" svg:y="10.414cm">
          <text:p text:style-name="P8"><text:span text:style-name="T3">LEAD DEVELOPER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Des robots dans la vraie vie</text:p>
          </draw:text-box>
        </draw:frame>
        <draw:frame presentation:style-name="pr7" draw:layer="layout" svg:width="30.765cm" svg:height="15.429cm" svg:x="2.286cm" svg:y="2.79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En magasins (Darty, Bricorama, Banques)</text:p>
                <text:p/>
              </text:list-item>
              <text:list-item>
                <text:p>En gares (Expérimentations SNCF)</text:p>
                <text:p/>
              </text:list-item>
              <text:list-item>
                <text:p>Sur des sal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XTE" presentation:presentation-page-layout-name="AL1T1">
        <draw:frame presentation:style-name="pr8" draw:layer="layout" svg:width="29.209cm" svg:height="1.211cm" svg:x="2.346cm" svg:y="0.936cm" presentation:class="title">
          <draw:text-box>
            <text:p>De quoi on parle ?</text:p>
          </draw:text-box>
        </draw:frame>
        <draw:frame presentation:style-name="pr7" draw:layer="layout" svg:width="31.273cm" svg:height="15.429cm" svg:x="1.778cm" svg:y="2.79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Les robots d’interaction (en général)</text:p>
                <text:p/>
              </text:list-item>
              <text:list-item>
                <text:p>Les bases (technique)</text:p>
                <text:p/>
              </text:list-item>
              <text:list-item>
                <text:p>Quelques cas concre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La promesse</text:p>
          </draw:text-box>
        </draw:frame>
        <draw:frame presentation:style-name="pr7" draw:layer="layout" svg:width="31.781cm" svg:height="15.175cm" svg:x="1.27cm" svg:y="3.048cm" presentation:class="outline" presentation:user-transformed="true">
          <draw:text-box>
            <text:list text:style-name="L1">
              <text:list-item>
                <text:p>L’année prochaine à la maison (depuis 2007)</text:p>
                <text:p/>
              </text:list-item>
              <text:list-item>
                <text:p>Une interaction digne des robots de star wars / tous les films avec des robots pas trop méchants que vous avez vu</text:p>
                <text:p/>
              </text:list-item>
              <text:list-item>
                <text:p>Un enfant de 7 ans pourrait les programmer</text:p>
                <text:p/>
              </text:list-item>
              <text:list-item>
                <text:p>L’IA va tout faire magiqu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La vraie vie</text:p>
          </draw:text-box>
        </draw:frame>
        <draw:frame presentation:style-name="pr7" draw:layer="layout" svg:width="31.273cm" svg:height="15.429cm" svg:x="1.778cm" svg:y="2.79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La robocup</text:p>
              </text:list-item>
              <text:list-item>
                <text:p>La recherche</text:p>
              </text:list-item>
              <text:list-item>
                <text:p>L’éducation</text:p>
              </text:list-item>
              <text:list-item>
                <text:p>Les geeks</text:p>
              </text:list-item>
              <text:list-item>
                <text:p>L’événementiel</text:p>
              </text:list-item>
              <text:list-item>
                <text:p>Les magasins</text:p>
              </text:list-item>
              <text:list-item>
                <text:p>Les banq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Nos premières missions</text:p>
          </draw:text-box>
        </draw:frame>
        <draw:frame presentation:style-name="pr7" draw:layer="layout" svg:width="30.765cm" svg:height="15.683cm" svg:x="2.286cm" svg:y="2.5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Aligner le fantasme avec la réalité technique</text:p>
                <text:p/>
              </text:list-item>
              <text:list-item>
                <text:p>Faire passer un message</text:p>
                <text:p/>
              </text:list-item>
              <text:list-item>
                <text:p>Faire passer un moment sympa</text:p>
                <text:p/>
              </text:list-item>
              <text:list-item>
                <text:p>Tirer parti des spécificités des robots</text:p>
                <text:p/>
              </text:list-item>
              <text:list-item>
                <text:p>Faire autre chose que des robots danseurs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Pepper / Nao: matériel / software</text:p>
          </draw:text-box>
        </draw:frame>
        <draw:frame presentation:style-name="pr7" draw:layer="layout" svg:width="30.765cm" svg:height="15.175cm" svg:x="2.286cm" svg:y="3.048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doc.aldebaran.com</text:p>
              </text:list-item>
              <text:list-item>
                <text:p>Robot</text:p>
              </text:list-item>
              <text:list-item>
                <text:p>Tablette (différentes versions)</text:p>
              </text:list-item>
              <text:list-item>
                <text:p>Naoqi / ROS</text:p>
              </text:list-item>
              <text:list-item>
                <text:p>Choregraphe</text:p>
              </text:list-item>
              <text:list-item>
                <text:p>SDKs / bindings (Python / C++ / javascript / Java / etc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Les bases (technique)</text:p>
          </draw:text-box>
        </draw:frame>
        <draw:frame presentation:style-name="pr7" draw:layer="layout" svg:width="31.273cm" svg:height="15.429cm" svg:x="1.778cm" svg:y="2.79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Choregraphe</text:p>
                <text:p/>
              </text:list-item>
              <text:list-item>
                <text:p>Python (script simples / modules)</text:p>
                <text:p/>
              </text:list-item>
              <text:list-item>
                <text:p>Applications web (html / css / javascrip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Choregraphe</text:p>
          </draw:text-box>
        </draw:frame>
        <draw:frame presentation:style-name="pr7" draw:layer="layout" svg:width="30.765cm" svg:height="15.683cm" svg:x="2.286cm" svg:y="2.5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Boites de base / Liens</text:p>
              </text:list-item>
              <text:list-item>
                <text:p>Animations / Timelines / Sons / Animation mode</text:p>
              </text:list-item>
              <text:list-item>
                <text:p>Python dans les boites</text:p>
              </text:list-item>
              <text:list-item>
                <text:p>Modules / Proxies de base (retour sur la doc)</text:p>
              </text:list-item>
              <text:list-item>
                <text:p>ALMemory</text:p>
              </text:list-item>
              <text:list-item>
                <text:p>Organisation / Machines à états / Timelines ++</text:p>
              </text:list-item>
              <text:list-item>
                <text:p>Behavi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Choregraphe (2) (Interaction vocales)</text:p>
          </draw:text-box>
        </draw:frame>
        <draw:frame presentation:style-name="pr7" draw:layer="layout" svg:width="31.019cm" svg:height="15.429cm" svg:x="2.032cm" svg:y="2.794cm" presentation:class="outline" presentation:user-transformed="true">
          <draw:text-box>
            <text:list text:style-name="L1">
              <text:list-item>
                <text:p>Avant:</text:p>
                <text:list>
                  <text:list-item>
                    <text:p>TextToSpeech</text:p>
                  </text:list-item>
                  <text:list-item>
                    <text:p>SpeechReco</text:p>
                  </text:list-item>
                  <text:list-item>
                    <text:p>Anims</text:p>
                  </text:list-item>
                </text:list>
              </text:list-item>
              <text:list-item>
                <text:p>Maintenant (ce qu’on utilise chez hoomano):</text:p>
                <text:list>
                  <text:list-item>
                    <text:p>Animated speech</text:p>
                  </text:list-item>
                  <text:list-item>
                    <text:p>Dialogues / QiChat</text:p>
                  </text:list-item>
                  <text:list-item>
                    <text:p>Incompréhensions / Pas de réponse</text:p>
                  </text:list-item>
                  <text:list-item>
                    <text:p>Random</text:p>
                  </text:list-item>
                  <text:list-item>
                    <text:p>Concepts</text:p>
                  </text:list-item>
                  <text:list-item>
                    <text:p>Animation lib</text:p>
                  </text:list-item>
                  <text:list-item>
                    <text:p>Sound lib</text:p>
                  </text:list-item>
                  <text:list-item>
                    <text:p>Attention: race conditions dialog (=&gt; dialogues + timelin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Choregraphe (3) (Interactions vocales)</text:p>
          </draw:text-box>
        </draw:frame>
        <draw:frame presentation:style-name="pr7" draw:layer="layout" svg:width="31.019cm" svg:height="15.429cm" svg:x="2.032cm" svg:y="2.794cm" presentation:class="outline" presentation:user-transformed="true">
          <draw:text-box>
            <text:list text:style-name="L1">
              <text:list-item>
                <text:p>Maintenant (ce qu’on utilise moins / pas du tout chez hoomano):</text:p>
                <text:list>
                  <text:list-item>
                    <text:p>u1, u2, etc</text:p>
                  </text:list-item>
                  <text:list-item>
                    <text:p>Multi-dialogs / focus</text:p>
                  </text:list-item>
                  <text:list-item>
                    <text:p>Conditions</text:p>
                  </text:list-item>
                  <text:list-item>
                    <text:p>Proposals</text:p>
                  </text:list-item>
                  <text:list-item>
                    <text:p>RTFM</text:p>
                  </text:list-item>
                </text:list>
              </text:list-item>
              <text:list-item>
                <text:p>Multiplicité des inputs</text:p>
              </text:list-item>
              <text:list-item>
                <text:p>Seuil de confia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Choregraphe (4) (Modules de base intéressants) </text:p>
          </draw:text-box>
        </draw:frame>
        <draw:frame presentation:style-name="pr7" draw:layer="layout" svg:width="30.765cm" svg:height="15.683cm" svg:x="2.286cm" svg:y="2.5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Respiration</text:p>
              </text:list-item>
              <text:list-item>
                <text:p>Basic Awareness</text:p>
              </text:list-item>
              <text:list-item>
                <text:p>Déplacements</text:p>
              </text:list-item>
              <text:list-item>
                <text:p>Navigation (Warning)</text:p>
              </text:list-item>
              <text:list-item>
                <text:p>Autonomous Life (et pourquoi on ne s’en sert pas)</text:p>
              </text:list-item>
              <text:list-item>
                <text:p>Engagement zon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Python</text:p>
          </draw:text-box>
        </draw:frame>
        <draw:frame presentation:style-name="pr7" draw:layer="layout" svg:width="31.273cm" svg:height="15.429cm" svg:x="1.778cm" svg:y="2.794cm" presentation:class="outline" presentation:user-transformed="true">
          <draw:text-box>
            <text:list text:style-name="L1">
              <text:list-item>
                <text:p>Scripts</text:p>
                <text:p/>
                <text:list>
                  <text:list-item>
                    <text:p>SDK / Imports</text:p>
                  </text:list-item>
                  <text:list-item>
                    <text:p>Application / Session</text:p>
                  </text:list-item>
                  <text:list-item>
                    <text:p>Proxies / Services (retour vers choregraphe)</text:p>
                  </text:list-item>
                  <text:list-item>
                    <text:p>Souscription ALMemory</text:p>
                  </text:list-item>
                  <text:list-item>
                    <text:p>SSH robot / Qicli</text:p>
                  </text:list-item>
                  <text:list-item>
                    <text:p>Packaging modules (qibuild)</text:p>
                  </text:list-item>
                  <text:list-item>
                    <text:p>Connexion apis REST (ex: meteo / twitter)</text:p>
                  </text:list-item>
                  <text:list-item>
                    <text:p>Quelques mots sur les solutions cloud (reconnaissance vocale / reconnaissance visuel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Applications web</text:p>
          </draw:text-box>
        </draw:frame>
        <draw:frame presentation:style-name="pr7" draw:layer="layout" svg:width="30.765cm" svg:height="15.429cm" svg:x="2.286cm" svg:y="2.79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Dossier HTML / Nom d’application</text:p>
              </text:list-item>
              <text:list-item>
                <text:p>Page basique HTML</text:p>
              </text:list-item>
              <text:list-item>
                <text:p>Qimessaging js</text:p>
              </text:list-item>
              <text:list-item>
                <text:p>Session</text:p>
              </text:list-item>
              <text:list-item>
                <text:p>Services</text:p>
              </text:list-item>
              <text:list-item>
                <text:p>Exemple simple (Avec Jquery)</text:p>
              </text:list-item>
              <text:list-item>
                <text:p>Chez nous (AngularJ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Quelques cas concrets</text:p>
          </draw:text-box>
        </draw:frame>
        <draw:frame presentation:style-name="pr7" draw:layer="layout" svg:width="30.765cm" svg:height="15.429cm" svg:x="2.286cm" svg:y="2.794cm" presentation:class="outline" presentation:user-transformed="true">
          <draw:text-box>
            <text:list text:style-name="L1">
              <text:list-item>
                <text:p>Nos guidelines</text:p>
                <text:p/>
              </text:list-item>
              <text:list-item>
                <text:p>Nao chez Darty (démo lampes philips hue)</text:p>
                <text:p/>
              </text:list-item>
              <text:list-item>
                <text:p>Pepper chez SNCF</text:p>
                <text:p/>
              </text:list-item>
              <text:list-item>
                <text:p>Nao chez Darty (le retou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XTE" presentation:presentation-page-layout-name="AL1T1">
        <draw:frame presentation:style-name="pr6" draw:layer="layout" svg:width="29.209cm" svg:height="1.211cm" svg:x="2.346cm" svg:y="0.936cm" presentation:class="title" presentation:user-transformed="true">
          <draw:text-box>
            <text:p>Nos guidelines</text:p>
          </draw:text-box>
        </draw:frame>
        <draw:frame presentation:style-name="pr7" draw:layer="layout" svg:width="32.035cm" svg:height="15.683cm" svg:x="1.016cm" svg:y="2.54cm" presentation:class="outline" presentation:user-transformed="true">
          <draw:text-box>
            <text:list text:style-name="L1">
              <text:list-item>
                <text:p>Ignorer les contraintes ne mêne qu’à des projets qui ne sortent pas</text:p>
              </text:list-item>
              <text:list-item>
                <text:p>Le robot mène l’interaction</text:p>
                <text:p/>
                <text:p>Qu’est-ce que je peux faire pour vous ?</text:p>
                <text:p>=&gt;</text:p>
                <text:p>Je peux faire A ou B, qu’est-ce que vous préférez ?</text:p>
                <text:p>Vous préférez que je fasse A ou B 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Nos guidelines</text:p>
          </draw:text-box>
        </draw:frame>
        <draw:frame presentation:style-name="pr7" draw:layer="layout" svg:width="30.765cm" svg:height="15.683cm" svg:x="2.286cm" svg:y="2.5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Varier les formulations</text:p>
                <text:p/>
              </text:list-item>
              <text:list-item>
                <text:p>Raccourcir le contenu</text:p>
                <text:p/>
              </text:list-item>
              <text:list-item>
                <text:p>Animations / sons / pauses</text:p>
                <text:p/>
              </text:list-item>
              <text:list-item>
                <text:p>Des blagues, même si elles ne font pas mouche à tous les cou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Nos guidelines</text:p>
          </draw:text-box>
        </draw:frame>
        <draw:frame presentation:style-name="pr7" draw:layer="layout" svg:width="31.272cm" svg:height="15.274cm" svg:x="1.016cm" svg:y="3.014cm" presentation:class="outline" presentation:user-transformed="true">
          <draw:text-box>
            <text:list text:style-name="L1">
              <text:list-item>
                <text:p>Botter en touche, mais gentiment</text:p>
                <text:p/>
                <text:p>Quelle est votre couleur préféré ?</text:p>
                <text:list>
                  <text:list-item>
                    <text:p>Bleu =&gt; « Je n’ai pas compris »</text:p>
                  </text:list-item>
                  <text:list-item>
                    <text:p>Bleu ! =&gt; « Moi, ma couleur préférée, c’est le rouge. Bye ! »</text:p>
                    <text:p/>
                    <text:p/>
                    <text:p/>
                  </text:list-item>
                </text:list>
              </text:list-item>
              <text:list-item>
                <text:p>“La différence entre la théorie et la pratique, c'est qu'en théorie, il n'y a pas de différence entre la théorie et la pratique, mais qu'en pratique, il y en a une.” (pas de moi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Nao chez Darty</text:p>
          </draw:text-box>
        </draw:frame>
        <draw:frame presentation:style-name="pr7" draw:layer="layout" svg:width="31.273cm" svg:height="15.683cm" svg:x="1.778cm" svg:y="2.54cm" presentation:class="outline" presentation:user-transformed="true">
          <draw:text-box>
            <text:list text:style-name="L1">
              <text:list-item>
                <text:p>1eres interactions</text:p>
              </text:list-item>
              <text:list-item>
                <text:p>Comportement choregraphe</text:p>
              </text:list-item>
              <text:list-item>
                <text:p>Module de communication lampes</text:p>
              </text:list-item>
              <text:list-item>
                <text:p>Speech adapté 1 personne / plusieurs personnes</text:p>
              </text:list-item>
              <text:list-item>
                <text:p>Interaction simple (votre couleur préférée). Objectif 30s. En vrai, c’est un peu plus long</text:p>
              </text:list-item>
              <text:list-item>
                <text:p>Rester positif, même dans les échecs (moi, ma couleur préférée, c’est le rouge…)</text:p>
              </text:list-item>
              <text:list-item>
                <text:p>Intégrer la danse (et oui) dans le discou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Pepper chez SNCF</text:p>
          </draw:text-box>
        </draw:frame>
        <draw:frame presentation:style-name="pr7" draw:layer="layout" svg:width="31.019cm" svg:height="15.175cm" svg:x="2.032cm" svg:y="3.048cm" presentation:class="outline" presentation:user-transformed="true">
          <draw:text-box>
            <text:list text:style-name="L1">
              <text:list-item>
                <text:p>Autonomous Life. Argh</text:p>
                <text:p/>
              </text:list-item>
              <text:list-item>
                <text:p>Utilisations des apis opendata SNCF (module python)</text:p>
                <text:p/>
              </text:list-item>
              <text:list-item>
                <text:p>Filtrer les utilisateurs à base d’à-priori simples</text:p>
                <text:p/>
              </text:list-item>
              <text:list-item>
                <text:p>Concilier l’envie des clients (plein de contenu) et ce que vont vivre les utilisateurs finaux (c’est trop lo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XTE" presentation:presentation-page-layout-name="AL1T1">
        <draw:frame presentation:style-name="pr6" draw:layer="layout" svg:width="29.209cm" svg:height="1.211cm" svg:x="2.346cm" svg:y="0.936cm" presentation:class="title">
          <draw:text-box>
            <text:p>Nao chez Darty (le retour)</text:p>
          </draw:text-box>
        </draw:frame>
        <draw:frame presentation:style-name="pr7" draw:layer="layout" svg:width="31.019cm" svg:height="15.429cm" svg:x="2.032cm" svg:y="2.794cm" presentation:class="outline" presentation:user-transformed="true">
          <draw:text-box>
            <text:list text:style-name="L1">
              <text:list-item>
                <text:p>But: changer le contenu régulièrement</text:p>
                <text:p/>
              </text:list-item>
              <text:list-item>
                <text:p>Mise à jour du message par Darty</text:p>
                <text:p/>
              </text:list-item>
              <text:list-item>
                <text:p>Plateforme web (Je suis tout seul, je vois quelqu’un)</text:p>
                <text:p/>
              </text:list-item>
              <text:list-item>
                <text:p>Modules python (déclenchement des interactions / communication avec la plateforme web)</text:p>
                <text:p/>
              </text:list-item>
              <text:list-item>
                <text:p>Brancher des dém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XTE" presentation:presentation-page-layout-name="AL2T32">
        <draw:frame presentation:style-name="pr9" draw:text-style-name="P1" draw:layer="layout" svg:width="29.209cm" svg:height="5.617cm" svg:x="2.286cm" svg:y="6.321cm" presentation:class="subtitle" presentation:user-transformed="true">
          <draw:text-box>
            <text:p>On va s’arrêter là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hoomano1" svg:font-family="hoomano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hoomano" svg:font-family="hooma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ellipsoid" draw:cx="50%" draw:cy="30%" draw:start-color="#e6e6e6" draw:end-color="#ffffff" draw:start-intensity="100%" draw:end-intensity="100%" draw:angle="900" draw:border="0%"/>
    <draw:fill-image draw:name="msFillBitmap_20_1" draw:display-name="msFillBitmap 1" xlink:href="Pictures/10000000000006EC0000049D71308BA6F23187E7.jpg" xlink:type="simple" xlink:show="embed" xlink:actuate="onLoad"/>
    <draw:fill-image draw:name="msFillBitmap_20_2" draw:display-name="msFillBitmap 2" xlink:href="Pictures/10000000000006EC0000049D219407902BF3BB2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_20_blanche-background" style:display-name="Couverture blanche-background" style:family="presentation">
      <style:graphic-properties draw:stroke="none" draw:fill="solid" draw:fill-color="#ffffff"/>
      <style:text-properties style:letter-kerning="true"/>
    </style:style>
    <style:style style:name="Couverture_20_blanche-backgroundobjects" style:display-name="Couverture blan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_20_blanche-notes" style:display-name="Couverture blanch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_20_blanche-outline1" style:display-name="Couverture blanche-outline1" style:family="presentation">
      <style:graphic-properties draw:stroke="none" draw:fill="none" draw:auto-grow-height="false" draw:fit-to-size="shrink-to-fit">
        <text:list-style style:name="Couverture_20_blanche-outline1" style:display-name="Couverture blan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_20_blanche-outline2" style:display-name="Couverture blanche-outline2" style:family="presentation" style:parent-style-name="Couverture_20_blanch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uverture_20_blanche-outline3" style:display-name="Couverture blanche-outline3" style:family="presentation" style:parent-style-name="Couverture_20_blanch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_20_blanche-outline4" style:display-name="Couverture blanche-outline4" style:family="presentation" style:parent-style-name="Couverture_20_blanch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_20_blanche-outline5" style:display-name="Couverture blanche-outline5" style:family="presentation" style:parent-style-name="Couverture_20_blanche-outline4">
      <style:paragraph-properties fo:margin-top="0.1cm" fo:margin-bottom="0cm"/>
      <style:text-properties fo:font-size="20pt" style:font-size-asian="20pt" style:font-size-complex="20pt"/>
    </style:style>
    <style:style style:name="Couverture_20_blanche-outline6" style:display-name="Couverture blanche-outline6" style:family="presentation" style:parent-style-name="Couverture_20_blanche-outline5">
      <style:paragraph-properties fo:margin-top="0.1cm" fo:margin-bottom="0cm"/>
      <style:text-properties fo:font-size="20pt" style:font-size-asian="20pt" style:font-size-complex="20pt"/>
    </style:style>
    <style:style style:name="Couverture_20_blanche-outline7" style:display-name="Couverture blanche-outline7" style:family="presentation" style:parent-style-name="Couverture_20_blanche-outline6">
      <style:paragraph-properties fo:margin-top="0.1cm" fo:margin-bottom="0cm"/>
      <style:text-properties fo:font-size="20pt" style:font-size-asian="20pt" style:font-size-complex="20pt"/>
    </style:style>
    <style:style style:name="Couverture_20_blanche-outline8" style:display-name="Couverture blanche-outline8" style:family="presentation" style:parent-style-name="Couverture_20_blanche-outline7">
      <style:paragraph-properties fo:margin-top="0.1cm" fo:margin-bottom="0cm"/>
      <style:text-properties fo:font-size="20pt" style:font-size-asian="20pt" style:font-size-complex="20pt"/>
    </style:style>
    <style:style style:name="Couverture_20_blanche-outline9" style:display-name="Couverture blanche-outline9" style:family="presentation" style:parent-style-name="Couverture_20_blanche-outline8">
      <style:paragraph-properties fo:margin-top="0.1cm" fo:margin-bottom="0cm"/>
      <style:text-properties fo:font-size="20pt" style:font-size-asian="20pt" style:font-size-complex="20pt"/>
    </style:style>
    <style:style style:name="Couverture_20_blanche-subtitle" style:display-name="Couverture blanche-subtitle" style:family="presentation">
      <style:graphic-properties draw:stroke="none" draw:fill="none" draw:textarea-vertical-align="middle">
        <text:list-style style:name="Couverture_20_blanche-subtitle" style:display-name="Couverture blan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_20_blanche-title" style:display-name="Couverture blanche-title" style:family="presentation">
      <style:graphic-properties draw:stroke="none" draw:fill="none" draw:textarea-vertical-align="middle">
        <text:list-style style:name="Couverture_20_blanche-title" style:display-name="Couverture blan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Ambiance_20_1-background" style:display-name="Ambiance 1-background" style:family="presentation">
      <style:graphic-properties draw:stroke="none" draw:fill="solid" draw:fill-color="#ffffff"/>
      <style:text-properties style:letter-kerning="true"/>
    </style:style>
    <style:style style:name="Ambiance_20_1-backgroundobjects" style:display-name="Ambianc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mbiance_20_1-notes" style:display-name="Ambianc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mbiance_20_1-outline1" style:display-name="Ambiance 1-outline1" style:family="presentation">
      <style:graphic-properties draw:stroke="none" draw:fill="none" draw:auto-grow-height="false" draw:fit-to-size="shrink-to-fit">
        <text:list-style style:name="Ambiance_20_1-outline1" style:display-name="Ambianc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Ambiance_20_1-outline2" style:display-name="Ambiance 1-outline2" style:family="presentation" style:parent-style-name="Ambiance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mbiance_20_1-outline3" style:display-name="Ambiance 1-outline3" style:family="presentation" style:parent-style-name="Ambiance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mbiance_20_1-outline4" style:display-name="Ambiance 1-outline4" style:family="presentation" style:parent-style-name="Ambiance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mbiance_20_1-outline5" style:display-name="Ambiance 1-outline5" style:family="presentation" style:parent-style-name="Ambiance_20_1-outline4">
      <style:paragraph-properties fo:margin-top="0.1cm" fo:margin-bottom="0cm"/>
      <style:text-properties fo:font-size="20pt" style:font-size-asian="20pt" style:font-size-complex="20pt"/>
    </style:style>
    <style:style style:name="Ambiance_20_1-outline6" style:display-name="Ambiance 1-outline6" style:family="presentation" style:parent-style-name="Ambiance_20_1-outline5">
      <style:paragraph-properties fo:margin-top="0.1cm" fo:margin-bottom="0cm"/>
      <style:text-properties fo:font-size="20pt" style:font-size-asian="20pt" style:font-size-complex="20pt"/>
    </style:style>
    <style:style style:name="Ambiance_20_1-outline7" style:display-name="Ambiance 1-outline7" style:family="presentation" style:parent-style-name="Ambiance_20_1-outline6">
      <style:paragraph-properties fo:margin-top="0.1cm" fo:margin-bottom="0cm"/>
      <style:text-properties fo:font-size="20pt" style:font-size-asian="20pt" style:font-size-complex="20pt"/>
    </style:style>
    <style:style style:name="Ambiance_20_1-outline8" style:display-name="Ambiance 1-outline8" style:family="presentation" style:parent-style-name="Ambiance_20_1-outline7">
      <style:paragraph-properties fo:margin-top="0.1cm" fo:margin-bottom="0cm"/>
      <style:text-properties fo:font-size="20pt" style:font-size-asian="20pt" style:font-size-complex="20pt"/>
    </style:style>
    <style:style style:name="Ambiance_20_1-outline9" style:display-name="Ambiance 1-outline9" style:family="presentation" style:parent-style-name="Ambiance_20_1-outline8">
      <style:paragraph-properties fo:margin-top="0.1cm" fo:margin-bottom="0cm"/>
      <style:text-properties fo:font-size="20pt" style:font-size-asian="20pt" style:font-size-complex="20pt"/>
    </style:style>
    <style:style style:name="Ambiance_20_1-subtitle" style:display-name="Ambiance 1-subtitle" style:family="presentation">
      <style:graphic-properties draw:stroke="none" draw:fill="none" draw:textarea-vertical-align="middle">
        <text:list-style style:name="Ambiance_20_1-subtitle" style:display-name="Ambianc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biance_20_1-title" style:display-name="Ambiance 1-title" style:family="presentation">
      <style:graphic-properties draw:stroke="none" draw:fill="none" draw:textarea-vertical-align="middle">
        <text:list-style style:name="Ambiance_20_1-title" style:display-name="Ambianc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lanche_20_robots-background" style:display-name="Planche robots-background" style:family="presentation">
      <style:graphic-properties draw:stroke="none" draw:fill="solid" draw:fill-color="#ffffff"/>
      <style:text-properties style:letter-kerning="true"/>
    </style:style>
    <style:style style:name="Planche_20_robots-backgroundobjects" style:display-name="Planche robo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che_20_robots-notes" style:display-name="Planche robo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che_20_robots-outline1" style:display-name="Planche robots-outline1" style:family="presentation">
      <style:graphic-properties draw:stroke="none" draw:fill="none" draw:auto-grow-height="false" draw:fit-to-size="shrink-to-fit">
        <text:list-style style:name="Planche_20_robots-outline1" style:display-name="Planche robo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lanche_20_robots-outline2" style:display-name="Planche robots-outline2" style:family="presentation" style:parent-style-name="Planche_20_robot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lanche_20_robots-outline3" style:display-name="Planche robots-outline3" style:family="presentation" style:parent-style-name="Planche_20_robot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lanche_20_robots-outline4" style:display-name="Planche robots-outline4" style:family="presentation" style:parent-style-name="Planche_20_robot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lanche_20_robots-outline5" style:display-name="Planche robots-outline5" style:family="presentation" style:parent-style-name="Planche_20_robots-outline4">
      <style:paragraph-properties fo:margin-top="0.1cm" fo:margin-bottom="0cm"/>
      <style:text-properties fo:font-size="20pt" style:font-size-asian="20pt" style:font-size-complex="20pt"/>
    </style:style>
    <style:style style:name="Planche_20_robots-outline6" style:display-name="Planche robots-outline6" style:family="presentation" style:parent-style-name="Planche_20_robots-outline5">
      <style:paragraph-properties fo:margin-top="0.1cm" fo:margin-bottom="0cm"/>
      <style:text-properties fo:font-size="20pt" style:font-size-asian="20pt" style:font-size-complex="20pt"/>
    </style:style>
    <style:style style:name="Planche_20_robots-outline7" style:display-name="Planche robots-outline7" style:family="presentation" style:parent-style-name="Planche_20_robots-outline6">
      <style:paragraph-properties fo:margin-top="0.1cm" fo:margin-bottom="0cm"/>
      <style:text-properties fo:font-size="20pt" style:font-size-asian="20pt" style:font-size-complex="20pt"/>
    </style:style>
    <style:style style:name="Planche_20_robots-outline8" style:display-name="Planche robots-outline8" style:family="presentation" style:parent-style-name="Planche_20_robots-outline7">
      <style:paragraph-properties fo:margin-top="0.1cm" fo:margin-bottom="0cm"/>
      <style:text-properties fo:font-size="20pt" style:font-size-asian="20pt" style:font-size-complex="20pt"/>
    </style:style>
    <style:style style:name="Planche_20_robots-outline9" style:display-name="Planche robots-outline9" style:family="presentation" style:parent-style-name="Planche_20_robots-outline8">
      <style:paragraph-properties fo:margin-top="0.1cm" fo:margin-bottom="0cm"/>
      <style:text-properties fo:font-size="20pt" style:font-size-asian="20pt" style:font-size-complex="20pt"/>
    </style:style>
    <style:style style:name="Planche_20_robots-subtitle" style:display-name="Planche robots-subtitle" style:family="presentation">
      <style:graphic-properties draw:stroke="none" draw:fill="none" draw:textarea-vertical-align="middle">
        <text:list-style style:name="Planche_20_robots-subtitle" style:display-name="Planche robo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che_20_robots-title" style:display-name="Planche robots-title" style:family="presentation">
      <style:graphic-properties draw:stroke="none" draw:fill="none" draw:textarea-vertical-align="middle">
        <text:list-style style:name="Planche_20_robots-title" style:display-name="Planche robo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hrase_20_clé-background" style:display-name="Phrase clé-background" style:family="presentation">
      <style:graphic-properties draw:stroke="none" draw:fill="solid" draw:fill-color="#ffffff"/>
      <style:text-properties style:letter-kerning="true"/>
    </style:style>
    <style:style style:name="Phrase_20_clé-backgroundobjects" style:display-name="Phrase cl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rase_20_clé-notes" style:display-name="Phrase cl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rase_20_clé-outline1" style:display-name="Phrase clé-outline1" style:family="presentation">
      <style:graphic-properties draw:stroke="none" draw:fill="none" draw:auto-grow-height="false" draw:fit-to-size="shrink-to-fit">
        <text:list-style style:name="Phrase_20_clé-outline1" style:display-name="Phrase cl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hrase_20_clé-outline2" style:display-name="Phrase clé-outline2" style:family="presentation" style:parent-style-name="Phrase_20_cl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hrase_20_clé-outline3" style:display-name="Phrase clé-outline3" style:family="presentation" style:parent-style-name="Phrase_20_cl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hrase_20_clé-outline4" style:display-name="Phrase clé-outline4" style:family="presentation" style:parent-style-name="Phrase_20_cl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hrase_20_clé-outline5" style:display-name="Phrase clé-outline5" style:family="presentation" style:parent-style-name="Phrase_20_clé-outline4">
      <style:paragraph-properties fo:margin-top="0.1cm" fo:margin-bottom="0cm"/>
      <style:text-properties fo:font-size="20pt" style:font-size-asian="20pt" style:font-size-complex="20pt"/>
    </style:style>
    <style:style style:name="Phrase_20_clé-outline6" style:display-name="Phrase clé-outline6" style:family="presentation" style:parent-style-name="Phrase_20_clé-outline5">
      <style:paragraph-properties fo:margin-top="0.1cm" fo:margin-bottom="0cm"/>
      <style:text-properties fo:font-size="20pt" style:font-size-asian="20pt" style:font-size-complex="20pt"/>
    </style:style>
    <style:style style:name="Phrase_20_clé-outline7" style:display-name="Phrase clé-outline7" style:family="presentation" style:parent-style-name="Phrase_20_clé-outline6">
      <style:paragraph-properties fo:margin-top="0.1cm" fo:margin-bottom="0cm"/>
      <style:text-properties fo:font-size="20pt" style:font-size-asian="20pt" style:font-size-complex="20pt"/>
    </style:style>
    <style:style style:name="Phrase_20_clé-outline8" style:display-name="Phrase clé-outline8" style:family="presentation" style:parent-style-name="Phrase_20_clé-outline7">
      <style:paragraph-properties fo:margin-top="0.1cm" fo:margin-bottom="0cm"/>
      <style:text-properties fo:font-size="20pt" style:font-size-asian="20pt" style:font-size-complex="20pt"/>
    </style:style>
    <style:style style:name="Phrase_20_clé-outline9" style:display-name="Phrase clé-outline9" style:family="presentation" style:parent-style-name="Phrase_20_clé-outline8">
      <style:paragraph-properties fo:margin-top="0.1cm" fo:margin-bottom="0cm"/>
      <style:text-properties fo:font-size="20pt" style:font-size-asian="20pt" style:font-size-complex="20pt"/>
    </style:style>
    <style:style style:name="Phrase_20_clé-subtitle" style:display-name="Phrase clé-subtitle" style:family="presentation">
      <style:graphic-properties draw:stroke="none" draw:fill="none" draw:textarea-vertical-align="middle">
        <text:list-style style:name="Phrase_20_clé-subtitle" style:display-name="Phrase cl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rase_20_clé-title" style:display-name="Phrase clé-title" style:family="presentation">
      <style:graphic-properties draw:stroke="none" draw:fill="none" draw:textarea-vertical-align="middle">
        <text:list-style style:name="Phrase_20_clé-title" style:display-name="Phrase cl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PARTIE-background" style:display-name="TITRE PARTIE-background" style:family="presentation">
      <style:graphic-properties draw:stroke="none" draw:fill="solid" draw:fill-color="#ffffff"/>
      <style:text-properties style:letter-kerning="true"/>
    </style:style>
    <style:style style:name="TITRE_20_PARTIE-backgroundobjects" style:display-name="TITRE PART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PARTIE-notes" style:display-name="TITRE 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PARTIE-outline1" style:display-name="TITRE PARTIE-outline1" style:family="presentation">
      <style:graphic-properties draw:stroke="none" draw:fill="none" draw:auto-grow-height="false" draw:fit-to-size="shrink-to-fit">
        <text:list-style style:name="TITRE_20_PARTIE-outline1" style:display-name="TITRE 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PARTIE-outline2" style:display-name="TITRE PARTIE-outline2" style:family="presentation" style:parent-style-name="TITRE_20_PART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PARTIE-outline3" style:display-name="TITRE PARTIE-outline3" style:family="presentation" style:parent-style-name="TITRE_20_PART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PARTIE-outline4" style:display-name="TITRE PARTIE-outline4" style:family="presentation" style:parent-style-name="TITRE_20_PART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PARTIE-outline5" style:display-name="TITRE PARTIE-outline5" style:family="presentation" style:parent-style-name="TITRE_20_PARTIE-outline4">
      <style:paragraph-properties fo:margin-top="0.1cm" fo:margin-bottom="0cm"/>
      <style:text-properties fo:font-size="20pt" style:font-size-asian="20pt" style:font-size-complex="20pt"/>
    </style:style>
    <style:style style:name="TITRE_20_PARTIE-outline6" style:display-name="TITRE PARTIE-outline6" style:family="presentation" style:parent-style-name="TITRE_20_PARTIE-outline5">
      <style:paragraph-properties fo:margin-top="0.1cm" fo:margin-bottom="0cm"/>
      <style:text-properties fo:font-size="20pt" style:font-size-asian="20pt" style:font-size-complex="20pt"/>
    </style:style>
    <style:style style:name="TITRE_20_PARTIE-outline7" style:display-name="TITRE PARTIE-outline7" style:family="presentation" style:parent-style-name="TITRE_20_PARTIE-outline6">
      <style:paragraph-properties fo:margin-top="0.1cm" fo:margin-bottom="0cm"/>
      <style:text-properties fo:font-size="20pt" style:font-size-asian="20pt" style:font-size-complex="20pt"/>
    </style:style>
    <style:style style:name="TITRE_20_PARTIE-outline8" style:display-name="TITRE PARTIE-outline8" style:family="presentation" style:parent-style-name="TITRE_20_PARTIE-outline7">
      <style:paragraph-properties fo:margin-top="0.1cm" fo:margin-bottom="0cm"/>
      <style:text-properties fo:font-size="20pt" style:font-size-asian="20pt" style:font-size-complex="20pt"/>
    </style:style>
    <style:style style:name="TITRE_20_PARTIE-outline9" style:display-name="TITRE PARTIE-outline9" style:family="presentation" style:parent-style-name="TITRE_20_PARTIE-outline8">
      <style:paragraph-properties fo:margin-top="0.1cm" fo:margin-bottom="0cm"/>
      <style:text-properties fo:font-size="20pt" style:font-size-asian="20pt" style:font-size-complex="20pt"/>
    </style:style>
    <style:style style:name="TITRE_20_PARTIE-subtitle" style:display-name="TITRE PARTIE-subtitle" style:family="presentation">
      <style:graphic-properties draw:stroke="none" draw:fill="none" draw:textarea-vertical-align="middle">
        <text:list-style style:name="TITRE_20_PARTIE-subtitle" style:display-name="TITRE 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PARTIE-title" style:display-name="TITRE PARTIE-title" style:family="presentation">
      <style:graphic-properties draw:stroke="none" draw:fill="none" draw:textarea-vertical-align="middle">
        <text:list-style style:name="TITRE_20_PARTIE-title" style:display-name="TITRE 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HRASE_20_CLE-background" style:display-name="PHRASE CLE-background" style:family="presentation">
      <style:graphic-properties draw:stroke="none" draw:fill="solid" draw:fill-color="#ffffff"/>
      <style:text-properties style:letter-kerning="true"/>
    </style:style>
    <style:style style:name="PHRASE_20_CLE-backgroundobjects" style:display-name="PHRASE C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RASE_20_CLE-notes" style:display-name="PHRASE C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RASE_20_CLE-outline1" style:display-name="PHRASE CLE-outline1" style:family="presentation">
      <style:graphic-properties draw:stroke="none" draw:fill="none" draw:auto-grow-height="false" draw:fit-to-size="shrink-to-fit">
        <text:list-style style:name="PHRASE_20_CLE-outline1" style:display-name="PHRASE C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HRASE_20_CLE-outline2" style:display-name="PHRASE CLE-outline2" style:family="presentation" style:parent-style-name="PHRASE_20_CL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HRASE_20_CLE-outline3" style:display-name="PHRASE CLE-outline3" style:family="presentation" style:parent-style-name="PHRASE_20_CL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HRASE_20_CLE-outline4" style:display-name="PHRASE CLE-outline4" style:family="presentation" style:parent-style-name="PHRASE_20_CL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HRASE_20_CLE-outline5" style:display-name="PHRASE CLE-outline5" style:family="presentation" style:parent-style-name="PHRASE_20_CLE-outline4">
      <style:paragraph-properties fo:margin-top="0.1cm" fo:margin-bottom="0cm"/>
      <style:text-properties fo:font-size="20pt" style:font-size-asian="20pt" style:font-size-complex="20pt"/>
    </style:style>
    <style:style style:name="PHRASE_20_CLE-outline6" style:display-name="PHRASE CLE-outline6" style:family="presentation" style:parent-style-name="PHRASE_20_CLE-outline5">
      <style:paragraph-properties fo:margin-top="0.1cm" fo:margin-bottom="0cm"/>
      <style:text-properties fo:font-size="20pt" style:font-size-asian="20pt" style:font-size-complex="20pt"/>
    </style:style>
    <style:style style:name="PHRASE_20_CLE-outline7" style:display-name="PHRASE CLE-outline7" style:family="presentation" style:parent-style-name="PHRASE_20_CLE-outline6">
      <style:paragraph-properties fo:margin-top="0.1cm" fo:margin-bottom="0cm"/>
      <style:text-properties fo:font-size="20pt" style:font-size-asian="20pt" style:font-size-complex="20pt"/>
    </style:style>
    <style:style style:name="PHRASE_20_CLE-outline8" style:display-name="PHRASE CLE-outline8" style:family="presentation" style:parent-style-name="PHRASE_20_CLE-outline7">
      <style:paragraph-properties fo:margin-top="0.1cm" fo:margin-bottom="0cm"/>
      <style:text-properties fo:font-size="20pt" style:font-size-asian="20pt" style:font-size-complex="20pt"/>
    </style:style>
    <style:style style:name="PHRASE_20_CLE-outline9" style:display-name="PHRASE CLE-outline9" style:family="presentation" style:parent-style-name="PHRASE_20_CLE-outline8">
      <style:paragraph-properties fo:margin-top="0.1cm" fo:margin-bottom="0cm"/>
      <style:text-properties fo:font-size="20pt" style:font-size-asian="20pt" style:font-size-complex="20pt"/>
    </style:style>
    <style:style style:name="PHRASE_20_CLE-subtitle" style:display-name="PHRASE CLE-subtitle" style:family="presentation">
      <style:graphic-properties draw:stroke="none" draw:fill="none" draw:textarea-vertical-align="middle">
        <text:list-style style:name="PHRASE_20_CLE-subtitle" style:display-name="PHRASE 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RASE_20_CLE-title" style:display-name="PHRASE CLE-title" style:family="presentation">
      <style:graphic-properties draw:stroke="none" draw:fill="none" draw:textarea-vertical-align="middle">
        <text:list-style style:name="PHRASE_20_CLE-title" style:display-name="PHRASE 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EXTE-background" style:family="presentation">
      <style:graphic-properties draw:stroke="none" draw:fill="solid" draw:fill-color="#ffffff"/>
      <style:text-properties style:letter-kerning="true"/>
    </style:style>
    <style:style style:name="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E-outline1" style:family="presentation">
      <style:graphic-properties draw:stroke="none" draw:fill="none" draw:auto-grow-height="false" draw:fit-to-size="shrink-to-fit">
        <text:list-style style:name="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EXTE-outline2" style:family="presentation" style:parent-style-name="TEXT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E-outline3" style:family="presentation" style:parent-style-name="TEXT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E-outline4" style:family="presentation" style:parent-style-name="TEXT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E-outline5" style:family="presentation" style:parent-style-name="TEXTE-outline4">
      <style:paragraph-properties fo:margin-top="0.1cm" fo:margin-bottom="0cm"/>
      <style:text-properties fo:font-size="20pt" style:font-size-asian="20pt" style:font-size-complex="20pt"/>
    </style:style>
    <style:style style:name="TEXTE-outline6" style:family="presentation" style:parent-style-name="TEXTE-outline5">
      <style:paragraph-properties fo:margin-top="0.1cm" fo:margin-bottom="0cm"/>
      <style:text-properties fo:font-size="20pt" style:font-size-asian="20pt" style:font-size-complex="20pt"/>
    </style:style>
    <style:style style:name="TEXTE-outline7" style:family="presentation" style:parent-style-name="TEXTE-outline6">
      <style:paragraph-properties fo:margin-top="0.1cm" fo:margin-bottom="0cm"/>
      <style:text-properties fo:font-size="20pt" style:font-size-asian="20pt" style:font-size-complex="20pt"/>
    </style:style>
    <style:style style:name="TEXTE-outline8" style:family="presentation" style:parent-style-name="TEXTE-outline7">
      <style:paragraph-properties fo:margin-top="0.1cm" fo:margin-bottom="0cm"/>
      <style:text-properties fo:font-size="20pt" style:font-size-asian="20pt" style:font-size-complex="20pt"/>
    </style:style>
    <style:style style:name="TEXTE-outline9" style:family="presentation" style:parent-style-name="TEXTE-outline8">
      <style:paragraph-properties fo:margin-top="0.1cm" fo:margin-bottom="0cm"/>
      <style:text-properties fo:font-size="20pt" style:font-size-asian="20pt" style:font-size-complex="20pt"/>
    </style:style>
    <style:style style:name="TEXTE-subtitle" style:family="presentation">
      <style:graphic-properties draw:stroke="none" draw:fill="none" draw:textarea-vertical-align="middle">
        <text:list-style style:name="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E-title" style:family="presentation">
      <style:graphic-properties draw:stroke="none" draw:fill="none" draw:textarea-vertical-align="middle">
        <text:list-style style:name="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PUCES-background" style:display-name="LISTE PUCES-background" style:family="presentation">
      <style:graphic-properties draw:stroke="none" draw:fill="solid" draw:fill-color="#ffffff"/>
      <style:text-properties style:letter-kerning="true"/>
    </style:style>
    <style:style style:name="LISTE_20_PUCES-backgroundobjects" style:display-name="LISTE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PUCES-notes" style:display-name="LISTE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PUCES-outline1" style:display-name="LISTE PUCES-outline1" style:family="presentation">
      <style:graphic-properties draw:stroke="none" draw:fill="none" draw:auto-grow-height="false" draw:fit-to-size="shrink-to-fit">
        <text:list-style style:name="LISTE_20_PUCES-outline1" style:display-name="LISTE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PUCES-outline2" style:display-name="LISTE PUCES-outline2" style:family="presentation" style:parent-style-name="LISTE_20_PUCE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PUCES-outline3" style:display-name="LISTE PUCES-outline3" style:family="presentation" style:parent-style-name="LISTE_20_PUCE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ISTE_20_PUCES-outline4" style:display-name="LISTE PUCES-outline4" style:family="presentation" style:parent-style-name="LISTE_20_PUCE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ISTE_20_PUCES-outline5" style:display-name="LISTE PUCES-outline5" style:family="presentation" style:parent-style-name="LISTE_20_PUCES-outline4">
      <style:paragraph-properties fo:margin-top="0.1cm" fo:margin-bottom="0cm"/>
      <style:text-properties fo:font-size="20pt" style:font-size-asian="20pt" style:font-size-complex="20pt"/>
    </style:style>
    <style:style style:name="LISTE_20_PUCES-outline6" style:display-name="LISTE PUCES-outline6" style:family="presentation" style:parent-style-name="LISTE_20_PUCES-outline5">
      <style:paragraph-properties fo:margin-top="0.1cm" fo:margin-bottom="0cm"/>
      <style:text-properties fo:font-size="20pt" style:font-size-asian="20pt" style:font-size-complex="20pt"/>
    </style:style>
    <style:style style:name="LISTE_20_PUCES-outline7" style:display-name="LISTE PUCES-outline7" style:family="presentation" style:parent-style-name="LISTE_20_PUCES-outline6">
      <style:paragraph-properties fo:margin-top="0.1cm" fo:margin-bottom="0cm"/>
      <style:text-properties fo:font-size="20pt" style:font-size-asian="20pt" style:font-size-complex="20pt"/>
    </style:style>
    <style:style style:name="LISTE_20_PUCES-outline8" style:display-name="LISTE PUCES-outline8" style:family="presentation" style:parent-style-name="LISTE_20_PUCES-outline7">
      <style:paragraph-properties fo:margin-top="0.1cm" fo:margin-bottom="0cm"/>
      <style:text-properties fo:font-size="20pt" style:font-size-asian="20pt" style:font-size-complex="20pt"/>
    </style:style>
    <style:style style:name="LISTE_20_PUCES-outline9" style:display-name="LISTE PUCES-outline9" style:family="presentation" style:parent-style-name="LISTE_20_PUCES-outline8">
      <style:paragraph-properties fo:margin-top="0.1cm" fo:margin-bottom="0cm"/>
      <style:text-properties fo:font-size="20pt" style:font-size-asian="20pt" style:font-size-complex="20pt"/>
    </style:style>
    <style:style style:name="LISTE_20_PUCES-subtitle" style:display-name="LISTE PUCES-subtitle" style:family="presentation">
      <style:graphic-properties draw:stroke="none" draw:fill="none" draw:textarea-vertical-align="middle">
        <text:list-style style:name="LISTE_20_PUCES-subtitle" style:display-name="LISTE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PUCES-title" style:display-name="LISTE PUCES-title" style:family="presentation">
      <style:graphic-properties draw:stroke="none" draw:fill="none" draw:textarea-vertical-align="middle">
        <text:list-style style:name="LISTE_20_PUCES-title" style:display-name="LISTE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ALERIE-background" style:family="presentation">
      <style:graphic-properties draw:stroke="none" draw:fill="solid" draw:fill-color="#ffffff"/>
      <style:text-properties style:letter-kerning="true"/>
    </style:style>
    <style:style style:name="GALER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ALER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ALERIE-outline1" style:family="presentation">
      <style:graphic-properties draw:stroke="none" draw:fill="none" draw:auto-grow-height="false" draw:fit-to-size="shrink-to-fit">
        <text:list-style style:name="GALER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ALERIE-outline2" style:family="presentation" style:parent-style-name="GALER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GALERIE-outline3" style:family="presentation" style:parent-style-name="GALER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GALERIE-outline4" style:family="presentation" style:parent-style-name="GALER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GALERIE-outline5" style:family="presentation" style:parent-style-name="GALERIE-outline4">
      <style:paragraph-properties fo:margin-top="0.1cm" fo:margin-bottom="0cm"/>
      <style:text-properties fo:font-size="20pt" style:font-size-asian="20pt" style:font-size-complex="20pt"/>
    </style:style>
    <style:style style:name="GALERIE-outline6" style:family="presentation" style:parent-style-name="GALERIE-outline5">
      <style:paragraph-properties fo:margin-top="0.1cm" fo:margin-bottom="0cm"/>
      <style:text-properties fo:font-size="20pt" style:font-size-asian="20pt" style:font-size-complex="20pt"/>
    </style:style>
    <style:style style:name="GALERIE-outline7" style:family="presentation" style:parent-style-name="GALERIE-outline6">
      <style:paragraph-properties fo:margin-top="0.1cm" fo:margin-bottom="0cm"/>
      <style:text-properties fo:font-size="20pt" style:font-size-asian="20pt" style:font-size-complex="20pt"/>
    </style:style>
    <style:style style:name="GALERIE-outline8" style:family="presentation" style:parent-style-name="GALERIE-outline7">
      <style:paragraph-properties fo:margin-top="0.1cm" fo:margin-bottom="0cm"/>
      <style:text-properties fo:font-size="20pt" style:font-size-asian="20pt" style:font-size-complex="20pt"/>
    </style:style>
    <style:style style:name="GALERIE-outline9" style:family="presentation" style:parent-style-name="GALERIE-outline8">
      <style:paragraph-properties fo:margin-top="0.1cm" fo:margin-bottom="0cm"/>
      <style:text-properties fo:font-size="20pt" style:font-size-asian="20pt" style:font-size-complex="20pt"/>
    </style:style>
    <style:style style:name="GALERIE-subtitle" style:family="presentation">
      <style:graphic-properties draw:stroke="none" draw:fill="none" draw:textarea-vertical-align="middle">
        <text:list-style style:name="GALER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ALERIE-title" style:family="presentation">
      <style:graphic-properties draw:stroke="none" draw:fill="none" draw:textarea-vertical-align="middle">
        <text:list-style style:name="GALER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roduction_20_logo-background" style:display-name="Introduction logo-background" style:family="presentation">
      <style:graphic-properties draw:stroke="none" draw:fill="solid" draw:fill-color="#ffffff"/>
      <style:text-properties style:letter-kerning="true"/>
    </style:style>
    <style:style style:name="Introduction_20_logo-backgroundobjects" style:display-name="Introduction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tion_20_logo-notes" style:display-name="Introduction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0_logo-outline1" style:display-name="Introduction logo-outline1" style:family="presentation">
      <style:graphic-properties draw:stroke="none" draw:fill="none" draw:auto-grow-height="false" draw:fit-to-size="shrink-to-fit">
        <text:list-style style:name="Introduction_20_logo-outline1" style:display-name="Introduction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roduction_20_logo-outline2" style:display-name="Introduction logo-outline2" style:family="presentation" style:parent-style-name="Introduction_20_log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roduction_20_logo-outline3" style:display-name="Introduction logo-outline3" style:family="presentation" style:parent-style-name="Introduction_20_log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roduction_20_logo-outline4" style:display-name="Introduction logo-outline4" style:family="presentation" style:parent-style-name="Introduction_20_log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roduction_20_logo-outline5" style:display-name="Introduction logo-outline5" style:family="presentation" style:parent-style-name="Introduction_20_logo-outline4">
      <style:paragraph-properties fo:margin-top="0.1cm" fo:margin-bottom="0cm"/>
      <style:text-properties fo:font-size="20pt" style:font-size-asian="20pt" style:font-size-complex="20pt"/>
    </style:style>
    <style:style style:name="Introduction_20_logo-outline6" style:display-name="Introduction logo-outline6" style:family="presentation" style:parent-style-name="Introduction_20_logo-outline5">
      <style:paragraph-properties fo:margin-top="0.1cm" fo:margin-bottom="0cm"/>
      <style:text-properties fo:font-size="20pt" style:font-size-asian="20pt" style:font-size-complex="20pt"/>
    </style:style>
    <style:style style:name="Introduction_20_logo-outline7" style:display-name="Introduction logo-outline7" style:family="presentation" style:parent-style-name="Introduction_20_logo-outline6">
      <style:paragraph-properties fo:margin-top="0.1cm" fo:margin-bottom="0cm"/>
      <style:text-properties fo:font-size="20pt" style:font-size-asian="20pt" style:font-size-complex="20pt"/>
    </style:style>
    <style:style style:name="Introduction_20_logo-outline8" style:display-name="Introduction logo-outline8" style:family="presentation" style:parent-style-name="Introduction_20_logo-outline7">
      <style:paragraph-properties fo:margin-top="0.1cm" fo:margin-bottom="0cm"/>
      <style:text-properties fo:font-size="20pt" style:font-size-asian="20pt" style:font-size-complex="20pt"/>
    </style:style>
    <style:style style:name="Introduction_20_logo-outline9" style:display-name="Introduction logo-outline9" style:family="presentation" style:parent-style-name="Introduction_20_logo-outline8">
      <style:paragraph-properties fo:margin-top="0.1cm" fo:margin-bottom="0cm"/>
      <style:text-properties fo:font-size="20pt" style:font-size-asian="20pt" style:font-size-complex="20pt"/>
    </style:style>
    <style:style style:name="Introduction_20_logo-subtitle" style:display-name="Introduction logo-subtitle" style:family="presentation">
      <style:graphic-properties draw:stroke="none" draw:fill="none" draw:textarea-vertical-align="middle">
        <text:list-style style:name="Introduction_20_logo-subtitle" style:display-name="Introduction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0_logo-title" style:display-name="Introduction logo-title" style:family="presentation">
      <style:graphic-properties draw:stroke="none" draw:fill="none" draw:textarea-vertical-align="middle">
        <text:list-style style:name="Introduction_20_logo-title" style:display-name="Introduction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6cm, 1.445cm, 1.555cm, 22.609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bitmap" draw:fill-image-name="msFillBitmap_20_1" style:repeat="stretch" draw:textarea-vertical-align="middle" draw:auto-grow-height="false" draw:fit-to-size="false" fo:min-height="0cm" fo:min-width="0cm" fo:padding-top="0.125cm" fo:padding-bottom="0.125cm" fo:padding-left="0.25cm" fo:padding-right="0.25cm" fo:wrap-option="wrap" fo:clip="rect(-0.731cm, -0.103cm, -2.094cm, -0.103cm)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8cm, 0cm, 11.837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107cm, 6.923cm, 0cm)" draw:image-opacity="100%" style:mirror="none"/>
    </style:style>
    <style:style style:name="Mgr8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59cm, 0.507cm, 1.735cm)" draw:image-opacity="100%" style:mirror="none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69cm, 12.4cm, 1.802cm, 1.425cm)" draw:image-opacity="100%" style:mirror="none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35cm, 0cm, 0cm, 3.237cm)" draw:image-opacity="100%" style:mirror="none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3cm, 12.374cm, 1.907cm, 1.215cm)" draw:image-opacity="100%" style:mirror="none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22bceb" draw:opacity="8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ouverture_20_blanche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uverture_20_blanch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mbiance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mbiance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lanche_20_robots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Planche_20_robots-backgroundobjects">
      <style:graphic-properties draw:stroke="none" draw:fill="none" draw:fill-color="#ffffff" draw:auto-grow-height="false" fo:min-height="1.485cm"/>
    </style:style>
    <style:style style:name="Mpr9" style:family="presentation" style:parent-style-name="Planche_20_robot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hrase_20_clé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Phrase_20_clé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hrase_20_clé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RE_20_PART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ITRE_20_PARTI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RE_20_PARTI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PHRASE_20_CL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7" style:family="presentation" style:parent-style-name="PHRASE_20_CL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HRASE_20_CL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EXT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0" style:family="presentation" style:parent-style-name="TEX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1" style:family="presentation" style:parent-style-name="TEXT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EXTE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ISTE_20_PUCES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4" style:family="presentation" style:parent-style-name="LISTE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5" style:family="presentation" style:parent-style-name="LISTE_20_PUCES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ISTE_20_PUCES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ALER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8" style:family="presentation" style:parent-style-name="GALERI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9" style:family="presentation" style:parent-style-name="GALERI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GALERI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Introduction_20_logo-backgroundobjects">
      <style:graphic-properties draw:stroke="none" draw:fill="none" draw:fill-color="#ffffff" draw:auto-grow-height="false" fo:min-height="1.485cm"/>
    </style:style>
    <style:style style:name="Mpr32" style:family="presentation" style:parent-style-name="Introduction_20_log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style:paragraph-properties fo:text-align="start"/>
      <style:text-properties fo:font-size="2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solid" draw:fill-color="#22bceb" draw:opacity="80%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8c8e8f" style:text-line-through-style="none" style:text-line-through-type="none" style:text-position="0% 100%" style:font-name="hoomano1" fo:font-size="10pt" fo:letter-spacing="normal" fo:font-style="normal" style:text-underline-style="none" fo:font-weight="normal" style:font-name-asian="hoomano1" style:font-size-asian="10pt" style:font-style-asian="normal" style:font-weight-asian="normal" style:font-name-complex="hoomano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oomano1" fo:font-size="10pt" fo:letter-spacing="normal" fo:font-style="normal" style:text-underline-style="none" fo:font-weight="normal" style:font-name-asian="hoomano1" style:font-size-asian="10pt" style:font-style-asian="normal" style:font-weight-asian="normal" style:font-name-complex="hoomano1" style:font-size-complex="10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hoomano1" fo:font-size="32pt" fo:letter-spacing="normal" fo:font-style="normal" style:text-underline-style="none" fo:font-weight="normal" style:font-name-asian="hoomano1" style:font-size-asian="32pt" style:font-style-asian="normal" style:font-weight-asian="normal" style:font-name-complex="hoomano1" style:font-size-complex="32pt" style:font-style-complex="normal" style:font-weight-complex="normal"/>
    </style:style>
    <style:style style:name="MT4" style:family="text">
      <style:text-properties fo:font-variant="normal" fo:text-transform="none" fo:color="#22bceb" style:text-line-through-style="none" style:text-line-through-type="none" style:text-position="0% 100%" style:font-name="hoomano1" fo:font-size="44pt" fo:letter-spacing="normal" fo:font-style="normal" style:text-underline-style="none" fo:font-weight="normal" style:font-name-asian="hoomano1" style:font-size-asian="44pt" style:font-style-asian="normal" style:font-weight-asian="normal" style:font-name-complex="hoomano1" style:font-size-complex="4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hoomano1" fo:font-size="32pt" fo:letter-spacing="normal" fo:font-style="normal" style:text-underline-style="none" fo:font-weight="normal" style:font-name-asian="hoomano1" style:font-size-asian="32pt" style:font-style-asian="normal" style:font-weight-asian="normal" style:font-name-complex="hoomano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oomano1" fo:font-size="20pt" fo:letter-spacing="normal" fo:font-style="normal" style:text-underline-style="none" fo:font-weight="normal" style:font-name-asian="hoomano1" style:font-size-asian="20pt" style:font-style-asian="normal" style:font-weight-asian="normal" style:font-name-complex="hoomano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c8e8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22bc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2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16E0000015FA47F430CBCE253C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ide" style:page-layout-name="PM1" draw:style-name="Mdp1"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uverture_20_blanche" style:display-name="Couverture blanche" style:page-layout-name="PM1" draw:style-name="Mdp1">
      <draw:frame draw:name="Image 7" draw:style-name="Mgr3" draw:text-style-name="MP5" draw:layer="backgroundobjects" svg:width="17.203cm" svg:height="9.497cm" svg:x="8.296cm" svg:y="4.822cm">
        <draw:image xlink:href="Pictures/10000201000013390000060D6975BA1B741F5475.png" xlink:type="simple" xlink:show="embed" xlink:actuate="onLoad">
          <text:p/>
        </draw:image>
      </draw:frame>
      <draw:custom-shape draw:name="ZoneTexte 4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uverture_20_blanche-title" draw:layer="backgroundobjects" svg:width="30.479cm" svg:height="3.18cm" svg:x="1.693cm" svg:y="0.76cm" presentation:class="title" presentation:placeholder="true">
        <draw:text-box/>
      </draw:frame>
      <draw:frame presentation:style-name="Couverture_20_blanch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ouverture_20_blanche-title" draw:layer="backgroundobjects" svg:width="19.798cm" svg:height="11.136cm" svg:x="0.6cm" svg:y="2.257cm" presentation:class="page"/>
        <draw:frame presentation:style-name="Couverture_20_blanch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mbiance_20_1" style:display-name="Ambiance 1" style:page-layout-name="PM1" draw:style-name="Mdp1">
      <draw:custom-shape draw:name="Rectangle 3" draw:style-name="Mgr5" draw:text-style-name="MP8" draw:layer="backgroundobjects" svg:width="33.153cm" svg:height="18.34cm" svg:x="0.374cm" svg:y="0.3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6" draw:text-style-name="MP5" draw:layer="backgroundobjects" svg:width="6.078cm" svg:height="7.772cm" svg:x="13.911cm" svg:y="5.659cm">
        <draw:image xlink:href="Pictures/1000020100000AB10000060D8B8B49411187836B.png" xlink:type="simple" xlink:show="embed" xlink:actuate="onLoad">
          <text:p/>
        </draw:image>
      </draw:frame>
      <draw:custom-shape draw:name="ZoneTexte 8" draw:style-name="Mgr4" draw:text-style-name="MP7" draw:layer="backgroundobjects" svg:width="33.153cm" svg:height="0.674cm" svg:x="0.374cm" svg:y="18.032cm">
        <text:p text:style-name="MP6"><text:span text:style-name="MT2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7" draw:text-style-name="MP5" draw:layer="backgroundobjects" svg:width="12.474cm" svg:height="9.385cm" svg:x="21.024cm" svg:y="9.327cm">
        <draw:image xlink:href="Pictures/100002010000057B0000050236EF1E5D2A87D34F.png" xlink:type="simple" xlink:show="embed" xlink:actuate="onLoad">
          <text:p/>
        </draw:image>
      </draw:frame>
      <draw:frame presentation:style-name="Ambiance_20_1-title" draw:layer="backgroundobjects" svg:width="30.479cm" svg:height="3.18cm" svg:x="1.693cm" svg:y="0.76cm" presentation:class="title" presentation:placeholder="true">
        <draw:text-box/>
      </draw:frame>
      <draw:frame presentation:style-name="Ambiance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Ambiance_20_1-title" draw:layer="backgroundobjects" svg:width="19.798cm" svg:height="11.136cm" svg:x="0.6cm" svg:y="2.257cm" presentation:class="page"/>
        <draw:frame presentation:style-name="Ambiance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lanche_20_robots" style:display-name="Planche robots" style:page-layout-name="PM1" draw:style-name="Mdp1">
      <draw:custom-shape draw:name="Rectangle 4" draw:style-name="Mgr8" draw:text-style-name="MP9" draw:layer="backgroundobjects" svg:width="33.153cm" svg:height="18.34cm" svg:x="0.374cm" svg:y="0.4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9" draw:text-style-name="MP5" draw:layer="backgroundobjects" svg:width="25.881cm" svg:height="9.728cm" svg:x="4.217cm" svg:y="5.35cm">
        <draw:image xlink:href="Pictures/10000000000006000000022A1E090245C518A683.png" xlink:type="simple" xlink:show="embed" xlink:actuate="onLoad">
          <text:p/>
        </draw:image>
      </draw:frame>
      <draw:frame draw:name="Image 6" draw:style-name="Mgr10" draw:text-style-name="MP5" draw:layer="backgroundobjects" svg:width="3.548cm" svg:height="3.508cm" svg:x="0.321cm" svg:y="0.374cm">
        <draw:image xlink:href="Pictures/1000020100000AB10000060D8B8B49411187836B.png" xlink:type="simple" xlink:show="embed" xlink:actuate="onLoad">
          <text:p/>
        </draw:image>
      </draw:frame>
      <draw:frame draw:name="Image 5" draw:style-name="Mgr11" draw:text-style-name="MP5" draw:layer="backgroundobjects" svg:width="5.379cm" svg:height="5.369cm" svg:x="2.632cm" svg:y="0.374cm">
        <draw:image xlink:href="Pictures/1000020100000302000003014800692CA9F9A825.png" xlink:type="simple" xlink:show="embed" xlink:actuate="onLoad">
          <text:p/>
        </draw:image>
      </draw:frame>
      <draw:frame draw:name="Titre 8" presentation:style-name="Mpr7" draw:text-style-name="MP11" draw:layer="backgroundobjects" svg:width="29.209cm" svg:height="2.316cm" svg:x="2.553cm" svg:y="16.297cm" presentation:class="title" presentation:user-transformed="true">
        <draw:text-box>
          <text:p text:style-name="MP10"><text:span text:style-name="MT3">Cliquez et modifiez la phrase</text:span></text:p>
        </draw:text-box>
      </draw:frame>
      <draw:custom-shape draw:name="ZoneTexte 11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lanche_20_robots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lanche_20_robots-title" draw:layer="backgroundobjects" svg:width="19.798cm" svg:height="11.136cm" svg:x="0.6cm" svg:y="2.257cm" presentation:class="page"/>
        <draw:frame presentation:style-name="Planche_20_robot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hrase_20_clé" style:display-name="Phrase clé" style:page-layout-name="PM1" draw:style-name="Mdp1">
      <draw:custom-shape draw:name="Rectangle 9" draw:style-name="Mgr8" draw:text-style-name="MP9" draw:layer="backgroundobjects" svg:width="33.153cm" svg:height="18.34cm" svg:x="0.374cm" svg:y="0.3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10" draw:text-style-name="MP5" draw:layer="backgroundobjects" svg:width="3.548cm" svg:height="3.508cm" svg:x="0.321cm" svg:y="0.374cm">
        <draw:image xlink:href="Pictures/1000020100000AB10000060D8B8B49411187836B.png" xlink:type="simple" xlink:show="embed" xlink:actuate="onLoad">
          <text:p/>
        </draw:image>
      </draw:frame>
      <draw:frame draw:name="Titre 8" presentation:style-name="Mpr10" draw:text-style-name="MP12" draw:layer="backgroundobjects" svg:width="29.209cm" svg:height="2.316cm" svg:x="2.553cm" svg:y="7.694cm" presentation:class="title" presentation:user-transformed="true">
        <draw:text-box>
          <text:p text:style-name="MP10"><text:span text:style-name="MT4">Phrase clé</text:span></text:p>
        </draw:text-box>
      </draw:frame>
      <draw:custom-shape draw:name="ZoneTexte 11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  2" presentation:style-name="Phrase_20_clé-outline1" draw:layer="backgroundobjects" svg:width="5.908cm" svg:height="5.91cm" svg:x="2.553cm" svg:y="1.178cm" presentation:class="outline" presentation:placeholder="true" presentation:user-transformed="true">
        <draw:text-box/>
      </draw:frame>
      <presentation:notes style:page-layout-name="PM0">
        <draw:page-thumbnail presentation:style-name="Phrase_20_clé-title" draw:layer="backgroundobjects" svg:width="19.798cm" svg:height="11.136cm" svg:x="0.6cm" svg:y="2.257cm" presentation:class="page"/>
        <draw:frame presentation:style-name="Phrase_20_clé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PARTIE" style:display-name="TITRE PARTIE" style:page-layout-name="PM1" draw:style-name="Mdp1">
      <draw:custom-shape draw:name="Rectangle 7" draw:style-name="Mgr8" draw:text-style-name="MP9" draw:layer="backgroundobjects" svg:width="33.153cm" svg:height="18.34cm" svg:x="0.374cm" svg:y="0.3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  2" presentation:style-name="TITRE_20_PARTIE-outline1" draw:layer="backgroundobjects" svg:width="15.913cm" svg:height="15.92cm" svg:x="1.583cm" svg:y="1.242cm" presentation:class="outline" presentation:placeholder="true" presentation:user-transformed="true">
        <draw:text-box/>
      </draw:frame>
      <draw:custom-shape draw:name="ZoneTexte 8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8" presentation:style-name="Mpr13" draw:text-style-name="MP11" draw:layer="backgroundobjects" svg:width="9.17cm" svg:height="5.015cm" svg:x="12.912cm" svg:y="4.65cm" presentation:class="title" presentation:user-transformed="true">
        <draw:text-box>
          <text:p text:style-name="MP10"><text:span text:style-name="MT5">PARTIE 1</text:span><text:span text:style-name="MT5"><text:line-break/></text:span><text:span text:style-name="MT5"><text:line-break/></text:span><text:span text:style-name="MT5">Insérer le titre</text:span></text:p>
        </draw:text-box>
      </draw:frame>
      <presentation:notes style:page-layout-name="PM0">
        <draw:page-thumbnail presentation:style-name="TITRE_20_PARTIE-title" draw:layer="backgroundobjects" svg:width="19.798cm" svg:height="11.136cm" svg:x="0.6cm" svg:y="2.257cm" presentation:class="page"/>
        <draw:frame presentation:style-name="TITRE_20_PARTI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HRASE_20_CLE" style:display-name="PHRASE CLE" style:page-layout-name="PM1" draw:style-name="Mdp1">
      <draw:custom-shape draw:name="Rectangle 9" draw:style-name="Mgr8" draw:text-style-name="MP9" draw:layer="backgroundobjects" svg:width="33.153cm" svg:height="18.34cm" svg:x="0.374cm" svg:y="0.3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10" draw:text-style-name="MP5" draw:layer="backgroundobjects" svg:width="3.548cm" svg:height="3.508cm" svg:x="0.321cm" svg:y="0.374cm">
        <draw:image xlink:href="Pictures/1000020100000AB10000060D8B8B49411187836B.png" xlink:type="simple" xlink:show="embed" xlink:actuate="onLoad">
          <text:p/>
        </draw:image>
      </draw:frame>
      <draw:frame draw:name="Titre 8" presentation:style-name="Mpr16" draw:text-style-name="MP12" draw:layer="backgroundobjects" svg:width="29.209cm" svg:height="2.316cm" svg:x="2.553cm" svg:y="7.694cm" presentation:class="title" presentation:user-transformed="true">
        <draw:text-box>
          <text:p text:style-name="MP10"><text:span text:style-name="MT4">Phrase clé</text:span></text:p>
        </draw:text-box>
      </draw:frame>
      <draw:custom-shape draw:name="ZoneTexte 11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  2" presentation:style-name="PHRASE_20_CLE-outline1" draw:layer="backgroundobjects" svg:width="5.908cm" svg:height="5.91cm" svg:x="2.553cm" svg:y="1.178cm" presentation:class="outline" presentation:placeholder="true" presentation:user-transformed="true">
        <draw:text-box/>
      </draw:frame>
      <presentation:notes style:page-layout-name="PM0">
        <draw:page-thumbnail presentation:style-name="PHRASE_20_CLE-title" draw:layer="backgroundobjects" svg:width="19.798cm" svg:height="11.136cm" svg:x="0.6cm" svg:y="2.257cm" presentation:class="page"/>
        <draw:frame presentation:style-name="PHRASE_20_CL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E" style:page-layout-name="PM1" draw:style-name="Mdp1">
      <draw:custom-shape draw:name="Rectangle 14" draw:style-name="Mgr8" draw:text-style-name="MP9" draw:layer="backgroundobjects" svg:width="33.095cm" svg:height="18.34cm" svg:x="0.431cm" svg:y="0.3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4" presentation:style-name="Mpr19" draw:text-style-name="MP11" draw:layer="backgroundobjects" svg:width="29.209cm" svg:height="1.211cm" svg:x="2.346cm" svg:y="0.936cm" presentation:class="title" presentation:user-transformed="true">
        <draw:text-box>
          <text:p text:style-name="MP13"><text:span text:style-name="MT3">TITRE SLIDE</text:span></text:p>
        </draw:text-box>
      </draw:frame>
      <draw:frame draw:name="Image 6" draw:style-name="Mgr12" draw:text-style-name="MP5" draw:layer="backgroundobjects" svg:width="1.238cm" svg:height="1.211cm" svg:x="0.84cm" svg:y="0.936cm">
        <draw:image xlink:href="Pictures/1000020100000AB10000060D8B8B49411187836B.png" xlink:type="simple" xlink:show="embed" xlink:actuate="onLoad">
          <text:p/>
        </draw:image>
      </draw:frame>
      <draw:custom-shape draw:name="ZoneTexte 9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re 4" draw:style-name="Mgr13" draw:text-style-name="MP11" draw:layer="backgroundobjects" svg:width="18.906cm" svg:height="12.931cm" svg:x="2.346cm" svg:y="4.26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  2" presentation:style-name="TEXTE-outline1" draw:layer="backgroundobjects" svg:width="10.19cm" svg:height="10.194cm" svg:x="22.861cm" svg:y="8.029cm" presentation:class="outline" presentation:placeholder="true" presentation:user-transformed="true">
        <draw:text-box/>
      </draw:frame>
      <draw:frame draw:name="Espace réservé du texte 13" presentation:style-name="Mpr20" draw:text-style-name="MP16" draw:layer="backgroundobjects" svg:width="29.209cm" svg:height="1.542cm" svg:x="2.346cm" svg:y="2.412cm" presentation:class="outline" presentation:user-transformed="true">
        <draw:text-box>
          <text:list text:style-name="ML8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6">Seventh Outline LevelSous titre de la slide</text:span></text:p>
        </draw:text-box>
      </draw:frame>
      <draw:frame draw:name="Espace réservé du texte 2" presentation:style-name="Mpr20" draw:text-style-name="MP16" draw:layer="backgroundobjects" svg:width="19.935cm" svg:height="13.052cm" svg:x="2.346cm" svg:y="4.405cm" presentation:class="outline" presentation:user-transformed="true">
        <draw:text-box>
          <text:list text:style-name="ML8">
            <text:list-item>
              <text:p text:style-name="MP14"><text:span text:style-name="MT7">Click to edit the outline text format</text:span></text:p>
              <text:list>
                <text:list-item>
                  <text:p text:style-name="MP14"><text:span text:style-name="MT7">Second Outline Level</text:span></text:p>
                  <text:list>
                    <text:list-item>
                      <text:p text:style-name="MP14"><text:span text:style-name="MT7">Third Outline Level</text:span></text:p>
                      <text:list>
                        <text:list-item>
                          <text:p text:style-name="MP14"><text:span text:style-name="MT7">Fourth Outline Level</text:span></text:p>
                          <text:list>
                            <text:list-item>
                              <text:p text:style-name="MP14"><text:span text:style-name="MT7">Fifth Outline Level</text:span></text:p>
                              <text:list>
                                <text:list-item>
                                  <text:p text:style-name="MP14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7">Seventh Outline LevelCliquez pour modifier les styles du texte du masque</text:span></text:p>
          <text:p text:style-name="MP17"><text:span text:style-name="MT7"/></text:p>
        </draw:text-box>
      </draw:frame>
      <presentation:notes style:page-layout-name="PM0">
        <draw:page-thumbnail presentation:style-name="TEXTE-title" draw:layer="backgroundobjects" svg:width="19.798cm" svg:height="11.136cm" svg:x="0.6cm" svg:y="2.257cm" presentation:class="page"/>
        <draw:frame presentation:style-name="TEXT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STE_20_PUCES" style:display-name="LISTE PUCES" style:page-layout-name="PM1" draw:style-name="Mdp1">
      <draw:custom-shape draw:name="Rectangle 14" draw:style-name="Mgr8" draw:text-style-name="MP9" draw:layer="backgroundobjects" svg:width="33.095cm" svg:height="18.34cm" svg:x="0.431cm" svg:y="0.3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4" presentation:style-name="Mpr23" draw:text-style-name="MP11" draw:layer="backgroundobjects" svg:width="29.209cm" svg:height="1.211cm" svg:x="2.346cm" svg:y="0.936cm" presentation:class="title" presentation:user-transformed="true">
        <draw:text-box>
          <text:p text:style-name="MP13"><text:span text:style-name="MT3">TITRE SLIDE</text:span></text:p>
        </draw:text-box>
      </draw:frame>
      <draw:frame draw:name="Image 6" draw:style-name="Mgr12" draw:text-style-name="MP5" draw:layer="backgroundobjects" svg:width="1.238cm" svg:height="1.211cm" svg:x="0.84cm" svg:y="0.936cm">
        <draw:image xlink:href="Pictures/1000020100000AB10000060D8B8B49411187836B.png" xlink:type="simple" xlink:show="embed" xlink:actuate="onLoad">
          <text:p/>
        </draw:image>
      </draw:frame>
      <draw:custom-shape draw:name="ZoneTexte 9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  2" presentation:style-name="LISTE_20_PUCES-outline1" draw:layer="backgroundobjects" svg:width="10.19cm" svg:height="10.194cm" svg:x="22.861cm" svg:y="8.029cm" presentation:class="outline" presentation:placeholder="true" presentation:user-transformed="true">
        <draw:text-box/>
      </draw:frame>
      <draw:frame draw:name="Espace réservé du texte 13" presentation:style-name="Mpr24" draw:text-style-name="MP16" draw:layer="backgroundobjects" svg:width="29.209cm" svg:height="1.542cm" svg:x="2.346cm" svg:y="2.412cm" presentation:class="outline" presentation:user-transformed="true">
        <draw:text-box>
          <text:list text:style-name="ML8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6">Seventh Outline LevelSous titre de la slide</text:span></text:p>
        </draw:text-box>
      </draw:frame>
      <draw:frame draw:name="Espace réservé du texte 2" presentation:style-name="Mpr24" draw:text-style-name="MP16" draw:layer="backgroundobjects" svg:width="19.935cm" svg:height="13.052cm" svg:x="2.346cm" svg:y="4.405cm" presentation:class="outline" presentation:user-transformed="true">
        <draw:text-box>
          <text:list text:style-name="ML8">
            <text:list-item>
              <text:p text:style-name="MP14"><text:span text:style-name="MT7">Click to edit the outline text format</text:span></text:p>
              <text:list>
                <text:list-item>
                  <text:p text:style-name="MP14"><text:span text:style-name="MT7">Second Outline Level</text:span></text:p>
                  <text:list>
                    <text:list-item>
                      <text:p text:style-name="MP14"><text:span text:style-name="MT7">Third Outline Level</text:span></text:p>
                      <text:list>
                        <text:list-item>
                          <text:p text:style-name="MP14"><text:span text:style-name="MT7">Fourth Outline Level</text:span></text:p>
                          <text:list>
                            <text:list-item>
                              <text:p text:style-name="MP14"><text:span text:style-name="MT7">Fifth Outline Level</text:span></text:p>
                              <text:list>
                                <text:list-item>
                                  <text:p text:style-name="MP14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8"><text:span text:style-name="MT7">Seventh Outline LevelCliquez pour modifier les styles du texte du masque</text:span></text:p>
            </text:list-item>
          </text:list>
          <text:p text:style-name="MP18"><text:span text:style-name="MT7"/></text:p>
        </draw:text-box>
      </draw:frame>
      <presentation:notes style:page-layout-name="PM0">
        <draw:page-thumbnail presentation:style-name="LISTE_20_PUCES-title" draw:layer="backgroundobjects" svg:width="19.798cm" svg:height="11.136cm" svg:x="0.6cm" svg:y="2.257cm" presentation:class="page"/>
        <draw:frame presentation:style-name="LISTE_20_PUCES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ALERIE" style:page-layout-name="PM1" draw:style-name="Mdp1">
      <draw:custom-shape draw:name="Rectangle 14" draw:style-name="Mgr8" draw:text-style-name="MP9" draw:layer="backgroundobjects" svg:width="33.095cm" svg:height="18.34cm" svg:x="0.431cm" svg:y="0.3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  2" presentation:style-name="GALERIE-outline1" draw:layer="backgroundobjects" svg:width="12.879cm" svg:height="12.885cm" svg:x="15.566cm" svg:y="4.655cm" presentation:class="outline" presentation:placeholder="true" presentation:user-transformed="true">
        <draw:text-box/>
      </draw:frame>
      <draw:frame draw:name="Titre 4" presentation:style-name="Mpr27" draw:text-style-name="MP11" draw:layer="backgroundobjects" svg:width="29.209cm" svg:height="1.211cm" svg:x="2.346cm" svg:y="0.936cm" presentation:class="title" presentation:user-transformed="true">
        <draw:text-box>
          <text:p text:style-name="MP13"><text:span text:style-name="MT3">TITRE SLIDE</text:span></text:p>
        </draw:text-box>
      </draw:frame>
      <draw:frame draw:name="Image 6" draw:style-name="Mgr12" draw:text-style-name="MP5" draw:layer="backgroundobjects" svg:width="1.238cm" svg:height="1.211cm" svg:x="0.84cm" svg:y="0.936cm">
        <draw:image xlink:href="Pictures/1000020100000AB10000060D8B8B49411187836B.png" xlink:type="simple" xlink:show="embed" xlink:actuate="onLoad">
          <text:p/>
        </draw:image>
      </draw:frame>
      <draw:custom-shape draw:name="ZoneTexte 9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  2" presentation:style-name="GALERIE-outline1" draw:layer="backgroundobjects" svg:width="8.542cm" svg:height="8.546cm" svg:x="24.508cm" svg:y="9.678cm" presentation:class="outline" presentation:placeholder="true" presentation:user-transformed="true">
        <draw:text-box/>
      </draw:frame>
      <draw:frame draw:name="Espace réservé du texte 13" presentation:style-name="Mpr28" draw:text-style-name="MP16" draw:layer="backgroundobjects" svg:width="29.209cm" svg:height="1.542cm" svg:x="2.346cm" svg:y="2.412cm" presentation:class="outline" presentation:user-transformed="true">
        <draw:text-box>
          <text:list text:style-name="ML8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6">Seventh Outline LevelSous titre de la slide</text:span></text:p>
        </draw:text-box>
      </draw:frame>
      <draw:frame draw:name="Espace réservé pour une image  2" presentation:style-name="GALERIE-outline1" draw:layer="backgroundobjects" svg:width="10.19cm" svg:height="10.194cm" svg:x="2.346cm" svg:y="4.332cm" presentation:class="outline" presentation:placeholder="true" presentation:user-transformed="true">
        <draw:text-box/>
      </draw:frame>
      <draw:frame draw:name="Espace réservé pour une image  2" presentation:style-name="GALERIE-outline1" draw:layer="backgroundobjects" svg:width="7cm" svg:height="7.003cm" svg:x="9.901cm" svg:y="10.128cm" presentation:class="outline" presentation:placeholder="true" presentation:user-transformed="true">
        <draw:text-box/>
      </draw:frame>
      <draw:custom-shape draw:name="Ellipse 18" draw:style-name="Mgr14" draw:text-style-name="MP19" draw:layer="backgroundobjects" svg:width="1.196cm" svg:height="1.196cm" svg:x="8.519cm" svg:y="14.58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Ellipse 19" draw:style-name="Mgr14" draw:text-style-name="MP19" draw:layer="backgroundobjects" svg:width="0.411cm" svg:height="0.411cm" svg:x="14.964cm" svg:y="9.67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Ellipse 16" draw:style-name="Mgr14" draw:text-style-name="MP19" draw:layer="backgroundobjects" svg:width="3.507cm" svg:height="3.507cm" svg:x="29.829cm" svg:y="14.97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GALERIE-title" draw:layer="backgroundobjects" svg:width="19.798cm" svg:height="11.136cm" svg:x="0.6cm" svg:y="2.257cm" presentation:class="page"/>
        <draw:frame presentation:style-name="GALERI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roduction_20_logo" style:display-name="Introduction logo" style:page-layout-name="PM1" draw:style-name="Mdp1">
      <draw:custom-shape draw:name="Rectangle 3" draw:style-name="Mgr8" draw:text-style-name="MP9" draw:layer="backgroundobjects" svg:width="33.153cm" svg:height="18.34cm" svg:x="0.374cm" svg:y="0.3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7.314cm" svg:height="4.038cm" svg:x="13.241cm" svg:y="0.744cm">
        <draw:image xlink:href="Pictures/10000201000013390000060D6975BA1B741F5475.png" xlink:type="simple" xlink:show="embed" xlink:actuate="onLoad">
          <text:p/>
        </draw:image>
      </draw:frame>
      <draw:custom-shape draw:name="ZoneTexte 5" draw:style-name="Mgr4" draw:text-style-name="MP7" draw:layer="backgroundobjects" svg:width="33.153cm" svg:height="0.674cm" svg:x="0.374cm" svg:y="18.032cm">
        <text:p text:style-name="MP6"><text:span text:style-name="MT1">Confidential - Hoomano - All rights reserved 2016 ©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Introduction_20_logo-title" draw:layer="backgroundobjects" svg:width="30.479cm" svg:height="3.18cm" svg:x="1.693cm" svg:y="0.76cm" presentation:class="title" presentation:placeholder="true">
        <draw:text-box/>
      </draw:frame>
      <draw:frame presentation:style-name="Introduction_20_log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Introduction_20_logo-title" draw:layer="backgroundobjects" svg:width="19.798cm" svg:height="11.136cm" svg:x="0.6cm" svg:y="2.257cm" presentation:class="page"/>
        <draw:frame presentation:style-name="Introduction_20_logo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mandine BESSIERE</meta:initial-creator>
    <meta:editing-cycles>113</meta:editing-cycles>
    <meta:creation-date>2017-01-18T10:36:21</meta:creation-date>
    <dc:date>2017-03-21T15:01:15.699563908</dc:date>
    <meta:editing-duration>P1DT1H26M54S</meta:editing-duration>
    <meta:generator>LibreOffice/5.1.6.2$Linux_X86_64 LibreOffice_project/10m0$Build-2</meta:generator>
    <meta:document-statistic meta:object-count="235"/>
    <meta:user-defined meta:name="AppVersion">15.002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